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fo:font-size="15pt" style:font-size-asian="15pt" style:font-size-complex="15pt"/>
    </style:style>
    <style:style style:name="P2" style:family="paragraph" style:parent-style-name="Standard" style:master-page-name="Standard">
      <style:paragraph-properties style:page-number="auto"/>
      <style:text-properties style:font-name="Times" fo:font-size="15pt"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Name: K&amp;XH Events</text:p>
      <text:p text:style-name="P1">Project Team Leader: Xhensila Lici</text:p>
      <text:p text:style-name="P1">Meeting Date: 10/09/2020</text:p>
      <text:p text:style-name="P1">Meeting Time: 3 hours.</text:p>
      <text:p text:style-name="P1">Meeting Location: ω Office.</text:p>
      <text:p text:style-name="P1">During this day we had a meeting to discuss about the project assigned by our tutor. We identified our role and the importance of this project. Part of this meeting was also our tutor that will follow us during the project.</text:p>
      <text:p text:style-name="P1">The project is about an events agency so we named it K&amp;XH Events. We have to create an application that will be used by three types of users: admin, manager, and client. Since the application is going to be used only by these three users and the requirements were made last week we tried to understand the relative importance of each of them using MoSCoW prioritization.</text:p>
      <text:p text:style-name="P1">After doing the project requirements prioritization we started with the first timebox issues for this week. Tasks to do for this week are listed below:</text:p>
      <text:p text:style-name="P1">Sign Up, Login =&gt;This task is about creating a signup layout for our application. The prioritization of this task is a Must <text:s/>and the time estimation of this task is 2 days.</text:p>
      <text:p text:style-name="P1">Header &amp; Footer=&gt;This task is about creating the header and footer of the application that will be static and the same for all the layouts. The time estimation of this task is 1 day.</text:p>
      <text:p text:style-name="P1">Admin Page=&gt;This task is about creating the admin layout page and the time estimation of this task is about 1-2days.</text:p>
      <text:p text:style-name="P1">At the end of this week, we expect that all Musts are finished because all of these tasks are required at our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svg:font-family="Times" style:font-family-generic="roman"/>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meta:editing-cycles>
    <meta:creation-date>2020-08-16T17:43:00</meta:creation-date>
    <dc:date>2020-08-17T11:31:02.081825305</dc:date>
    <meta:editing-duration>PT3M16S</meta:editing-duration>
    <meta:generator>LibreOffice/6.0.7.3$Linux_X86_64 LibreOffice_project/00m0$Build-3</meta:generator>
    <meta:document-statistic meta:table-count="0" meta:image-count="0" meta:object-count="0" meta:page-count="1" meta:paragraph-count="12" meta:word-count="261" meta:character-count="1464" meta:non-whitespace-character-count="12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